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3399ff" draw:fill-gradient-name="Tango_20_Green" draw:opacity="100%" draw:textarea-horizontal-align="justify" draw:textarea-vertical-align="middle" draw:auto-grow-height="false" fo:min-height="1.7cm" fo:min-width="34.5cm" draw:shadow="hidden" draw:shadow-color="#3333ff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fill="gradient" draw:fill-gradient-name="Gradient_20_22" draw:textarea-horizontal-align="justify" draw:textarea-vertical-align="middle" draw:auto-grow-height="false" fo:min-height="1.05cm" fo:min-width="7.2cm"/>
    </style:style>
    <style:style style:name="gr4" style:family="graphic" style:parent-style-name="standard">
      <style:graphic-properties draw:fill="gradient" draw:fill-gradient-name="Gradient_20_33" draw:textarea-horizontal-align="justify" draw:textarea-vertical-align="middle" draw:auto-grow-height="false" fo:min-height="1.55cm" fo:min-width="9.3cm"/>
    </style:style>
    <style:style style:name="gr5" style:family="graphic" style:parent-style-name="standard">
      <style:graphic-properties draw:fill="gradient" draw:fill-gradient-name="Gradient_20_18" draw:textarea-horizontal-align="justify" draw:textarea-vertical-align="middle" draw:auto-grow-height="false" fo:min-height="1.55cm" fo:min-width="11.6cm"/>
    </style:style>
    <style:style style:name="gr6" style:family="graphic" style:parent-style-name="standard">
      <style:graphic-properties draw:fill="gradient" draw:fill-gradient-name="Gradient_20_31" draw:textarea-horizontal-align="justify" draw:textarea-vertical-align="middle" draw:auto-grow-height="false" fo:min-height="1.65cm" fo:min-width="15.4cm"/>
    </style:style>
    <style:style style:name="gr7" style:family="graphic" style:parent-style-name="standard">
      <style:graphic-properties draw:fill="gradient" draw:fill-gradient-name="Gradient_20_37" draw:textarea-horizontal-align="justify" draw:textarea-vertical-align="middle" draw:auto-grow-height="false" fo:min-height="1.65cm" fo:min-width="29.7cm"/>
    </style:style>
    <style:style style:name="gr8" style:family="graphic" style:parent-style-name="standard">
      <style:graphic-properties draw:fill="gradient" draw:fill-gradient-name="Gradient_20_3" draw:textarea-horizontal-align="justify" draw:textarea-vertical-align="middle" draw:auto-grow-height="false" fo:min-height="1.15cm" fo:min-width="12.6cm"/>
    </style:style>
    <style:style style:name="gr9" style:family="graphic" style:parent-style-name="standard">
      <style:graphic-properties draw:fill="gradient" draw:fill-gradient-name="Gradient_20_11" draw:textarea-horizontal-align="justify" draw:textarea-vertical-align="middle" draw:auto-grow-height="false" fo:min-height="1.05cm" fo:min-width="8.9cm"/>
    </style:style>
    <style:style style:name="gr10" style:family="graphic" style:parent-style-name="standard">
      <style:graphic-properties draw:fill="gradient" draw:fill-gradient-name="Gradient_20_24" draw:textarea-horizontal-align="justify" draw:textarea-vertical-align="middle" draw:auto-grow-height="false" fo:min-height="1.25cm" fo:min-width="14.8cm"/>
    </style:style>
    <style:style style:name="gr11" style:family="graphic" style:parent-style-name="standard">
      <style:graphic-properties draw:fill="gradient" draw:fill-gradient-name="Gradient_20_39" draw:textarea-horizontal-align="justify" draw:textarea-vertical-align="middle" draw:auto-grow-height="false" fo:min-height="0.95cm" fo:min-width="9.2cm"/>
    </style:style>
    <style:style style:name="gr12" style:family="graphic" style:parent-style-name="standard">
      <style:graphic-properties draw:fill="gradient" draw:fill-gradient-name="Gradient_20_41" draw:textarea-horizontal-align="justify" draw:textarea-vertical-align="middle" draw:auto-grow-height="false" fo:min-height="1.05cm" fo:min-width="11.7cm"/>
    </style:style>
    <style:style style:name="gr13" style:family="graphic" style:parent-style-name="standard">
      <style:graphic-properties draw:fill="gradient" draw:fill-gradient-name="Gradient_20_59" draw:textarea-horizontal-align="justify" draw:textarea-vertical-align="middle" draw:auto-grow-height="false" fo:min-height="0.95cm" fo:min-width="14.5cm"/>
    </style:style>
    <style:style style:name="gr14" style:family="graphic" style:parent-style-name="standard">
      <style:graphic-properties draw:fill="gradient" draw:fill-gradient-name="Gradient_20_45" draw:textarea-horizontal-align="justify" draw:textarea-vertical-align="middle" draw:auto-grow-height="false" fo:min-height="1.15cm" fo:min-width="11.8cm"/>
    </style:style>
    <style:style style:name="gr15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loext:graphic-properties draw:fill="gradient" draw:fill-color="#3399ff" draw:fill-gradient-name="Tango_20_Green" draw:opacity="10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22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gradient" draw:fill-gradient-name="Gradient_20_33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gradient" draw:fill-gradient-name="Gradient_20_18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gradient" draw:fill-gradient-name="Gradient_20_31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gradient" draw:fill-gradient-name="Gradient_20_37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gradient" draw:fill-gradient-name="Gradient_20_3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gradient" draw:fill-gradient-name="Gradient_20_11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gradient" draw:fill-gradient-name="Gradient_20_2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gradient" draw:fill-gradient-name="Gradient_20_39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gradient" draw:fill-gradient-name="Gradient_20_41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gradient" draw:fill-gradient-name="Gradient_20_59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gradient" draw:fill-gradient-name="Gradient_20_45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0cm" svg:height="3.9cm" svg:x="1.001cm" svg:y="12.999cm">
          <text:p/>
          <draw:enhanced-geometry svg:viewBox="0 0 21600 21600" draw:text-areas="0 ?f0 ?f5 ?f2" draw:type="right-arrow" draw:modifiers="20370.9907252319 7929.043834914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0cm" svg:height="2.384cm" svg:x="1cm" svg:y="12.716cm">
          <draw:text-box>
            <text:p/>
            <text:p>1<text:tab/><text:tab/>2<text:tab/><text:tab/>3<text:tab/><text:tab/>4<text:tab/><text:tab/>5<text:tab/><text:tab/>6<text:tab/><text:tab/>7<text:tab/><text:tab/>8<text:tab/><text:tab/>9<text:tab/><text:tab/>10<text:tab/><text:tab/>11<text:tab/><text:tab/>12<text:tab/><text:tab/>13<text:tab/><text:tab/>14<text:tab/><text:tab/>15</text:p>
            <text:p>|<text:tab/><text:tab/>|<text:tab/><text:tab/>|<text:tab/><text:tab/>|<text:tab/><text:tab/>|<text:tab/><text:tab/>|<text:tab/><text:tab/>|<text:tab/><text:tab/>|<text:tab/><text:tab/>|<text:tab/><text:tab/>|<text:tab/><text:tab/>|<text:tab/><text:tab/>|<text:tab/><text:tab/>|<text:tab/><text:tab/>|<text:tab/><text:tab/>|<text:tab/><text:tab/>16+</text:p>
          </draw:text-box>
        </draw:frame>
        <draw:custom-shape draw:style-name="gr3" draw:text-style-name="P4" draw:layer="layout" svg:width="7.7cm" svg:height="1.3cm" svg:x="6.5cm" svg:y="9.3cm">
          <text:p text:style-name="P3"><text:span text:style-name="T1">Cubett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cm" svg:height="1.8cm" svg:x="9cm" svg:y="11.6cm">
          <text:p text:style-name="P3"><text:span text:style-name="T1">Dash and Do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1cm" svg:height="1.8cm" svg:x="9.2cm" svg:y="6.6cm">
          <text:p text:style-name="P3"><text:span text:style-name="T1">BeeBot &amp; Scribbler 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5.9cm" svg:height="1.9cm" svg:x="23.6cm" svg:y="10.9cm">
          <text:p text:style-name="P3"><text:span text:style-name="T1"><text:s text:c="4"/></text:span><text:span text:style-name="T1">Mbot</text:span></text:p>
          <text:p text:style-name="P3"><text:span text:style-name="T1">Langage graphique</text:span><text:span text:style-name="T1"><text:tab/></text:span><text:span text:style-name="T1"><text:tab/></text:span><text:span text:style-name="T1">Langage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0.2cm" svg:height="1.9cm" svg:x="8.6cm" svg:y="17cm">
          <text:p text:style-name="P3"><text:span text:style-name="T1">Edison</text:span></text:p>
          <text:p text:style-name="P3"><text:span text:style-name="T1">Langage Ed-blocks</text:span><text:span text:style-name="T1"><text:tab/></text:span><text:span text:style-name="T1"><text:tab/></text:span><text:span text:style-name="T1"><text:tab/></text:span><text:span text:style-name="T1">Langage Scratch </text:span><text:span text:style-name="T1"><text:tab/></text:span><text:span text:style-name="T1"><text:tab/></text:span><text:span text:style-name="T1"><text:tab/></text:span><text:span text:style-name="T1">Langage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3.1cm" svg:height="1.4cm" svg:x="18.5cm" svg:y="4.5cm">
          <text:p text:style-name="P3"><text:span text:style-name="T1">Cozm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4cm" svg:height="1.3cm" svg:x="31.6cm" svg:y="6.6cm">
          <text:p text:style-name="P3"><text:span text:style-name="T1">Boe-Bo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5.3cm" svg:height="1.5cm" svg:x="19.2cm" svg:y="8.8cm">
          <text:p text:style-name="P3"><text:span text:style-name="T1">Sphero &amp; Codey Rocky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9.7cm" svg:height="1.2cm" svg:x="11.7cm" svg:y="19.7cm">
          <text:p text:style-name="P3"><text:span text:style-name="T1">Botl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2.2cm" svg:height="1.3cm" svg:x="14.1cm" svg:y="21.4cm">
          <text:p text:style-name="P3"><text:span text:style-name="T1">Thymio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5cm" svg:height="1.2cm" svg:x="14.1cm" svg:y="23.4cm">
          <text:p text:style-name="P3"><text:span text:style-name="T1">Ozobo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2.3cm" svg:height="1.4cm" svg:x="28.7cm" svg:y="19.8cm">
          <text:p text:style-name="P3"><text:span text:style-name="T1">Mowaiduino &amp; MRPi1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4cm" svg:height="3.723cm" svg:x="35.6cm" svg:y="24.9cm">
          <draw:text-box>
            <text:p text:style-name="P16"><text:span text:style-name="T2">CHARLOT Cyprien</text:span></text:p>
            <text:p text:style-name="P16"><text:span text:style-name="T2">ZNEDi Yacine</text:span></text:p>
            <text:p text:style-name="P16"><text:span text:style-name="T2">GASTE Rém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linear" draw:start-color="#ffff00" draw:end-color="#ff6666" draw:start-intensity="100%" draw:end-intensity="100%" draw:angle="300" draw:border="0%"/>
    <draw:gradient draw:name="Gradient_20_18" draw:display-name="Gradient 18" draw:style="linear" draw:start-color="#ffd320" draw:end-color="#ccffcc" draw:start-intensity="100%" draw:end-intensity="100%" draw:angle="300" draw:border="0%"/>
    <draw:gradient draw:name="Gradient_20_22" draw:display-name="Gradient 22" draw:style="linear" draw:start-color="#9999ff" draw:end-color="#ffffff" draw:start-intensity="100%" draw:end-intensity="100%" draw:angle="300" draw:border="0%"/>
    <draw:gradient draw:name="Gradient_20_24" draw:display-name="Gradient 24" draw:style="linear" draw:start-color="#00ffff" draw:end-color="#33ff99" draw:start-intensity="100%" draw:end-intensity="100%" draw:angle="300" draw:border="0%"/>
    <draw:gradient draw:name="Gradient_20_3" draw:display-name="Gradient 3" draw:style="linear" draw:start-color="#ffffff" draw:end-color="#4e9a06" draw:start-intensity="100%" draw:end-intensity="100%" draw:angle="300" draw:border="0%"/>
    <draw:gradient draw:name="Gradient_20_31" draw:display-name="Gradient 31" draw:style="linear" draw:start-color="#9900ff" draw:end-color="#ffcccc" draw:start-intensity="100%" draw:end-intensity="100%" draw:angle="300" draw:border="0%"/>
    <draw:gradient draw:name="Gradient_20_33" draw:display-name="Gradient 33" draw:style="linear" draw:start-color="#8ae234" draw:end-color="#cfe7f5" draw:start-intensity="100%" draw:end-intensity="100%" draw:angle="300" draw:border="0%"/>
    <draw:gradient draw:name="Gradient_20_37" draw:display-name="Gradient 37" draw:style="linear" draw:start-color="#ff00cc" draw:end-color="#83caff" draw:start-intensity="100%" draw:end-intensity="100%" draw:angle="300" draw:border="0%"/>
    <draw:gradient draw:name="Gradient_20_39" draw:display-name="Gradient 39" draw:style="linear" draw:start-color="#ffff99" draw:end-color="#33ff99" draw:start-intensity="100%" draw:end-intensity="100%" draw:angle="300" draw:border="0%"/>
    <draw:gradient draw:name="Gradient_20_41" draw:display-name="Gradient 41" draw:style="linear" draw:start-color="#eeeeee" draw:end-color="#ff6600" draw:start-intensity="100%" draw:end-intensity="100%" draw:angle="300" draw:border="0%"/>
    <draw:gradient draw:name="Gradient_20_45" draw:display-name="Gradient 45" draw:style="linear" draw:start-color="#ff8080" draw:end-color="#00cccc" draw:start-intensity="100%" draw:end-intensity="100%" draw:angle="300" draw:border="0%"/>
    <draw:gradient draw:name="Gradient_20_59" draw:display-name="Gradient 59" draw:style="linear" draw:start-color="#ffcc00" draw:end-color="#e6e6ff" draw:start-intensity="100%" draw:end-intensity="100%" draw:angle="300" draw:border="0%"/>
    <draw:gradient draw:name="Tango_20_Green" draw:display-name="Tango Green" draw:style="linear" draw:start-color="#83caff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0:12:10.796000000</meta:creation-date>
    <dc:date>2019-05-20T11:24:09.762000000</dc:date>
    <meta:editing-duration>PT59M28S</meta:editing-duration>
    <meta:editing-cycles>14</meta:editing-cycles>
    <meta:generator>LibreOffice/5.2.6.2$Windows_x86 LibreOffice_project/a3100ed2409ebf1c212f5048fbe377c281438fdc</meta:generator>
    <meta:print-date>2019-05-20T11:24:21.940000000</meta:print-date>
    <meta:document-statistic meta:object-count="15"/>
  </office:meta>
</office:document-meta>
</file>